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Lohit Hindi" svg:font-family="'Lohit Hindi', 'Times New Roman'"/>
    <style:font-face style:name="Mangal1" svg:font-family="Mangal"/>
    <style:font-face style:name="OpenSymbol" svg:font-family="OpenSymbol"/>
    <style:font-face style:name="Times New Roman2" svg:font-family="'Times New Roman'"/>
    <style:font-face style:name="WenQuanYi Micro Hei" svg:font-family="'WenQuanYi Micro Hei', 'Times New Roman'"/>
    <style:font-face style:name="SimSun1" svg:font-family="SimSun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ans" svg:font-family="'Liberation Sans', 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1" style:family="table">
      <style:table-properties style:width="13.936cm" fo:margin-left="0.751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96cm" fo:margin-left="0.751cm" fo:margin-right="1.173cm" table:align="margins" style:writing-mode="lr-tb"/>
    </style:style>
    <style:style style:name="Tabela10.A" style:family="table-column">
      <style:table-column-properties style:column-width="2.75cm" style:rel-column-width="12875*"/>
    </style:style>
    <style:style style:name="Tabela10.B" style:family="table-column">
      <style:table-column-properties style:column-width="0.75cm" style:rel-column-width="3510*"/>
    </style:style>
    <style:style style:name="Tabela10.C" style:family="table-column">
      <style:table-column-properties style:column-width="3cm" style:rel-column-width="14048*"/>
    </style:style>
    <style:style style:name="Tabela10.E" style:family="table-column">
      <style:table-column-properties style:column-width="3.501cm" style:rel-column-width="16394*"/>
    </style:style>
    <style:style style:name="Tabela10.G" style:family="table-column">
      <style:table-column-properties style:column-width="2.496cm" style:rel-column-width="11688*"/>
    </style:style>
    <style:style style:name="Tabela10.1" style:family="table-row">
      <style:table-row-properties style:min-row-height="1.032cm" style:keep-together="true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016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.016cm"/>
        </style:tab-stops>
      </style:paragraph-properties>
    </style:style>
    <style:style style:name="P5" style:family="paragraph" style:parent-style-name="Standard">
      <style:paragraph-properties fo:margin-top="0.423cm" fo:margin-bottom="0.423cm" fo:text-align="end" style:justify-single-word="false"/>
      <style:text-properties style:font-name="Wingdings" style:font-name-complex="Wingdings"/>
    </style:style>
    <style:style style:name="P6" style:family="paragraph" style:parent-style-name="Contents_20_1">
      <style:paragraph-properties>
        <style:tab-stops>
          <style:tab-stop style:position="15cm" style:type="right" style:leader-style="dotted" style:leader-text="."/>
          <style:tab-stop style:position="15.926cm" style:type="right" style:leader-style="dotted" style:leader-text="."/>
        </style:tab-stops>
      </style:paragraph-properties>
    </style:style>
    <style:style style:name="P7" style:family="paragraph" style:parent-style-name="Texto_20_Normal">
      <style:paragraph-properties fo:margin-left="0cm" fo:margin-right="0cm" fo:text-align="center" style:justify-single-word="false" fo:text-indent="0cm" style:auto-text-indent="false" fo:padding-left="0cm" fo:padding-right="0cm" fo:padding-top="0.176cm" fo:padding-bottom="0cm" fo:border-left="none" fo:border-right="none" fo:border-top="0.018cm solid #000000" fo:border-bottom="none"/>
      <style:text-properties style:font-name="Arial1" fo:font-size="8pt" style:font-size-asian="8pt" style:font-name-complex="Arial1"/>
    </style:style>
    <style:style style:name="P8" style:family="paragraph" style:parent-style-name="Texto_20_Normal">
      <style:paragraph-properties fo:margin-left="0cm" fo:margin-right="0cm" fo:text-indent="0cm" style:auto-text-indent="false"/>
    </style:style>
    <style:style style:name="P9" style:family="paragraph" style:parent-style-name="Texto_20_Normal">
      <style:paragraph-properties fo:margin-left="0cm" fo:margin-right="0cm" fo:text-align="center" style:justify-single-word="false" fo:text-indent="0cm" style:auto-text-indent="false"/>
      <style:text-properties style:font-name="Arial1" fo:font-size="8pt" style:font-size-asian="8pt" style:font-name-complex="Arial1"/>
    </style:style>
    <style:style style:name="P10" style:family="paragraph" style:parent-style-name="Texto_20_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1" style:family="paragraph" style:parent-style-name="Texto_20_Normal">
      <style:paragraph-properties fo:margin-left="0cm" fo:margin-right="0cm" fo:text-align="center" style:justify-single-word="false" fo:text-indent="0cm" style:auto-text-indent="false" fo:padding-left="0cm" fo:padding-right="0cm" fo:padding-top="0.176cm" fo:padding-bottom="0.176cm" fo:border-left="none" fo:border-right="none" fo:border-top="0.018cm solid #000000" fo:border-bottom="0.018cm solid #000000"/>
      <style:text-properties style:font-name="Arial1" fo:font-size="8pt" style:font-size-asian="8pt" style:font-name-complex="Arial1"/>
    </style:style>
    <style:style style:name="P12" style:family="paragraph" style:parent-style-name="Texto_20_Normal">
      <style:paragraph-properties fo:margin-left="0cm" fo:margin-right="0cm" fo:margin-top="0.106cm" fo:margin-bottom="0.106cm" fo:text-indent="0cm" style:auto-text-indent="false"/>
    </style:style>
    <style:style style:name="P13" style:family="paragraph" style:parent-style-name="Texto_20_Normal">
      <style:paragraph-properties fo:margin-left="0cm" fo:margin-right="0cm" fo:margin-top="0.106cm" fo:margin-bottom="0.106cm" fo:text-indent="0cm" style:auto-text-indent="false"/>
      <style:text-properties fo:font-size="11pt" style:font-size-asian="11pt" style:font-size-complex="11pt"/>
    </style:style>
    <style:style style:name="P14" style:family="paragraph" style:parent-style-name="Texto_20_Normal">
      <style:paragraph-properties fo:margin-left="0cm" fo:margin-right="0cm" fo:margin-top="5.503cm" fo:margin-bottom="0.106cm" fo:text-align="center" style:justify-single-word="false" fo:text-indent="0cm" style:auto-text-indent="false" fo:padding-left="0cm" fo:padding-right="0cm" fo:padding-top="0.176cm" fo:padding-bottom="0.176cm" fo:border-left="none" fo:border-right="none" fo:border-top="0.018cm solid #000000" fo:border-bottom="0.018cm solid #000000"/>
    </style:style>
    <style:style style:name="P15" style:family="paragraph" style:parent-style-name="Texto_20_Normal">
      <style:paragraph-properties fo:margin-left="0cm" fo:margin-right="0cm" fo:margin-top="0.423cm" fo:margin-bottom="0.423cm" fo:text-align="end" style:justify-single-word="false" fo:text-indent="0cm" style:auto-text-indent="false"/>
      <style:text-properties style:font-name="Wingdings" style:font-name-complex="Wingdings"/>
    </style:style>
    <style:style style:name="P16" style:family="paragraph" style:parent-style-name="Contents_20_4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  <style:tab-stop style:position="15.926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  <style:tab-stop style:position="15.926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  <style:tab-stop style:position="15.926cm" style:type="right" style:leader-style="dotted" style:leader-text="."/>
        </style:tab-stops>
      </style:paragraph-properties>
    </style:style>
    <style:style style:name="P19" style:family="paragraph" style:parent-style-name="Texto_20_Normal">
      <style:paragraph-properties fo:margin-left="1.588cm" fo:margin-right="1.956cm" fo:text-indent="0cm" style:auto-text-indent="false"/>
      <style:text-properties style:font-name="Arial1" fo:font-size="8pt" style:font-size-asian="8pt" style:font-name-complex="Arial1"/>
    </style:style>
    <style:style style:name="P20" style:family="paragraph" style:parent-style-name="Texto_20_Normal">
      <style:paragraph-properties fo:margin-left="2.54cm" fo:margin-right="1.956cm" fo:text-indent="0cm" style:auto-text-indent="false"/>
    </style:style>
    <style:style style:name="P21" style:family="paragraph" style:parent-style-name="Texto_20_Normal">
      <style:paragraph-properties fo:margin-left="0.058cm" fo:margin-right="0cm" fo:margin-top="0.106cm" fo:margin-bottom="0.106cm" fo:text-indent="0cm" style:auto-text-indent="false"/>
    </style:style>
    <style:style style:name="P22" style:family="paragraph" style:parent-style-name="Texto_20_Normal">
      <style:paragraph-properties fo:margin-left="0.058cm" fo:margin-right="0cm" fo:margin-top="0.106cm" fo:margin-bottom="0.106cm" fo:text-indent="0cm" style:auto-text-indent="false"/>
      <style:text-properties fo:font-size="11pt" style:font-size-asian="11pt" style:font-size-complex="11pt"/>
    </style:style>
    <style:style style:name="P23" style:family="paragraph" style:parent-style-name="Contents_20_3">
      <style:paragraph-properties>
        <style:tab-stops>
          <style:tab-stop style:position="15cm" style:type="right" style:leader-style="dotted" style:leader-text="."/>
          <style:tab-stop style:position="15.926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cm" style:type="right" style:leader-style="dotted" style:leader-text="."/>
          <style:tab-stop style:position="15.926cm" style:type="right" style:leader-style="dotted" style:leader-text="."/>
        </style:tab-stops>
      </style:paragraph-properties>
    </style:style>
    <style:style style:name="P25" style:family="paragraph" style:parent-style-name="Requisito">
      <style:paragraph-properties>
        <style:tab-stops>
          <style:tab-stop style:position="1.016cm"/>
        </style:tab-stops>
      </style:paragraph-properties>
    </style:style>
    <style:style style:name="P26" style:family="paragraph" style:parent-style-name="Texto_20_Normal">
      <style:text-properties fo:font-size="11pt" style:font-size-asian="11pt" style:font-size-complex="11pt"/>
    </style:style>
    <style:style style:name="P27" style:family="paragraph" style:parent-style-name="Texto_20_Normal">
      <style:paragraph-properties fo:text-align="center" style:justify-single-word="false"/>
      <style:text-properties fo:font-size="11pt" style:font-size-asian="11pt" style:font-size-complex="11pt"/>
    </style:style>
    <style:style style:name="P28" style:family="paragraph" style:parent-style-name="Texto_20_Normal">
      <style:text-properties fo:font-size="11pt" style:font-name-asian="Arial1" style:font-size-asian="11pt" style:font-size-complex="11pt"/>
    </style:style>
    <style:style style:name="P29" style:family="paragraph" style:parent-style-name="Título_20_-_20_Item">
      <style:paragraph-properties fo:margin-top="0.212cm" fo:margin-bottom="0cm" fo:padding-left="0cm" fo:padding-right="0cm" fo:padding-top="0.141cm" fo:padding-bottom="0cm" fo:border-left="none" fo:border-right="none" fo:border-top="0.018cm solid #000000" fo:border-bottom="none"/>
      <style:text-properties style:font-name="Arial" fo:font-weight="bold" style:font-weight-asian="bold" style:font-weight-complex="bold"/>
    </style:style>
    <style:style style:name="P30" style:family="paragraph" style:parent-style-name="Versão">
      <style:text-properties style:font-name="Arial" fo:font-size="12pt" style:font-size-asian="12pt" style:font-size-complex="12pt"/>
    </style:style>
    <style:style style:name="P31" style:family="paragraph" style:parent-style-name="Título_20_Capa_20_2">
      <style:paragraph-properties fo:margin-top="10.16cm" fo:margin-bottom="11.077cm" fo:text-align="center" style:justify-single-word="false" fo:orphans="2" fo:widows="2"/>
      <style:text-properties style:font-name="Arial" fo:font-size="28pt" fo:font-weight="bold" style:font-size-asian="28pt" style:font-weight-asian="bold" style:font-size-complex="28pt" style:font-weight-complex="bold"/>
    </style:style>
    <style:style style:name="P32" style:family="paragraph" style:parent-style-name="Item">
      <style:text-properties style:font-name="Arial"/>
    </style:style>
    <style:style style:name="P33" style:family="paragraph" style:parent-style-name="Item">
      <style:text-properties style:font-name="Times New Roman"/>
    </style:style>
    <style:style style:name="P34" style:family="paragraph" style:parent-style-name="Item">
      <style:paragraph-properties fo:margin-left="1.016cm" fo:margin-right="0cm" fo:text-indent="1.259cm" style:auto-text-indent="false"/>
      <style:text-properties style:font-name="Times New Roman" fo:language="pt" fo:country="BR"/>
    </style:style>
    <style:style style:name="P35" style:family="paragraph" style:parent-style-name="Cabeçalho_20_Capa_20_2">
      <style:text-properties style:font-name="Arial" fo:font-size="12pt" fo:font-weight="bold" style:font-size-asian="12pt" style:font-weight-asian="bold" style:font-size-complex="12pt" style:font-weight-complex="bold"/>
    </style:style>
    <style:style style:name="P36" style:family="paragraph" style:parent-style-name="Text_20_body">
      <style:text-properties style:font-name="Times New Roman2" fo:font-size="11pt" style:font-size-asian="11pt" style:font-size-complex="11pt"/>
    </style:style>
    <style:style style:name="P37" style:family="paragraph" style:parent-style-name="Contents_20_4">
      <style:paragraph-properties>
        <style:tab-stops>
          <style:tab-stop style:position="15cm" style:type="right" style:leader-style="dotted" style:leader-text="."/>
          <style:tab-stop style:position="15.926cm" style:type="right" style:leader-style="dotted" style:leader-text="."/>
        </style:tab-stops>
      </style:paragraph-properties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Standard" style:list-style-name="L5"/>
    <style:style style:name="P43" style:family="paragraph" style:parent-style-name="Standard" style:list-style-name="L6"/>
    <style:style style:name="P44" style:family="paragraph" style:parent-style-name="Standard" style:list-style-name="L7"/>
    <style:style style:name="P45" style:family="paragraph" style:parent-style-name="Standard" style:list-style-name="L1">
      <style:text-properties style:font-name-asian="Arial1"/>
    </style:style>
    <style:style style:name="P46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47" style:family="paragraph" style:parent-style-name="Heading_20_1" style:master-page-name="Converter_20_3">
      <style:paragraph-properties style:page-number="1">
        <style:tab-stops>
          <style:tab-stop style:position="0cm"/>
        </style:tab-stops>
      </style:paragraph-properties>
    </style:style>
    <style:style style:name="P48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49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50" style:family="paragraph" style:parent-style-name="Heading_20_3">
      <style:paragraph-properties>
        <style:tab-stops>
          <style:tab-stop style:position="1.016cm"/>
        </style:tab-stops>
      </style:paragraph-properties>
      <style:text-properties fo:font-size="11pt" style:font-size-asian="11pt" style:font-size-complex="11pt"/>
    </style:style>
    <style:style style:name="P51" style:family="paragraph" style:parent-style-name="Heading_20_3">
      <style:paragraph-properties>
        <style:tab-stops>
          <style:tab-stop style:position="1.016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52" style:family="paragraph" style:parent-style-name="Texto_20_Normal" style:master-page-name="Converter_20_4">
      <style:paragraph-properties fo:margin-top="0cm" fo:margin-bottom="0cm" fo:text-align="end" style:justify-single-word="false" style:page-number="1"/>
    </style:style>
    <style:style style:name="P53" style:family="paragraph" style:parent-style-name="Texto_20_Normal" style:master-page-name="Converter_20_5">
      <style:paragraph-properties fo:margin-top="0cm" fo:margin-bottom="0cm" fo:text-align="end" style:justify-single-word="false" style:page-number="1"/>
    </style:style>
    <style:style style:name="P54" style:family="paragraph" style:parent-style-name="Texto_20_Normal" style:master-page-name="Converter_20_6">
      <style:paragraph-properties fo:margin-left="0cm" fo:margin-right="0cm" fo:margin-top="0cm" fo:margin-bottom="0cm" fo:text-align="end" style:justify-single-word="false" fo:text-indent="0cm" style:auto-text-indent="false" style:page-number="1"/>
    </style:style>
    <style:style style:name="P55" style:family="paragraph" style:parent-style-name="Sumário_20_-_20_Capítulo" style:master-page-name="Converter_20_1">
      <style:paragraph-properties style:page-number="1"/>
    </style:style>
    <style:style style:name="P56" style:family="paragraph" style:parent-style-name="Sumário_20_-_20_Capítulo" style:master-page-name="Converter_20_2">
      <style:paragraph-properties fo:margin-left="0cm" fo:margin-right="-0.753cm" fo:text-indent="0cm" style:auto-text-indent="false" style:page-number="auto"/>
    </style:style>
    <style:style style:name="P57" style:family="paragraph" style:parent-style-name="Item">
      <style:text-properties style:font-name="Times New Roman"/>
    </style:style>
    <style:style style:name="P58" style:family="paragraph" style:parent-style-name="Com_20_marcadores1">
      <style:paragraph-properties>
        <style:tab-stops>
          <style:tab-stop style:position="0.635cm"/>
          <style:tab-stop style:position="1cm"/>
        </style:tab-stops>
      </style:paragraph-properties>
      <style:text-properties fo:font-size="11pt" style:font-size-asian="11pt" style:font-size-complex="11pt"/>
    </style:style>
    <style:style style:name="P59" style:family="paragraph" style:parent-style-name="Cabeçalho_20_Capa_20_1" style:master-page-name="Standard">
      <style:paragraph-properties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pt" fo:country="BR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size="8pt" fo:language="pt" fo:country="BR" style:font-size-asian="8pt" style:font-name-complex="Arial1"/>
    </style:style>
    <style:style style:name="T4" style:family="text">
      <style:text-properties style:font-name="Arial1" fo:font-size="12pt" fo:font-weight="bold" style:font-size-asian="12pt" style:font-weight-asian="bold" style:font-name-complex="Arial1"/>
    </style:style>
    <style:style style:name="T5" style:family="text">
      <style:text-properties style:font-name="Arial1" fo:font-size="12pt" fo:language="pt" fo:country="BR" fo:font-weight="bold" style:font-size-asian="12pt" style:font-weight-asian="bold" style:font-name-complex="Arial1"/>
    </style:style>
    <style:style style:name="T6" style:family="text">
      <style:text-properties fo:font-variant="normal" fo:text-transform="none" fo:color="#000000" fo:letter-spacing="normal" fo:font-style="normal" fo:background-color="#ffffff" style:font-style-asian="normal"/>
    </style:style>
    <style:style style:name="T7" style:family="text">
      <style:text-properties fo:font-variant="normal" fo:text-transform="none" fo:color="#000000" fo:letter-spacing="normal" fo:language="pt" fo:country="BR" fo:font-style="normal" fo:background-color="#ffffff" style:font-style-asian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font-size="11pt" fo:letter-spacing="normal" fo:font-style="normal" fo:font-weight="normal" style:font-size-asian="11pt" style:font-weight-asian="normal" style:font-size-complex="11pt" style:font-weight-complex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Arial" fo:font-weight="bold" style:font-name-asian="Arial1" style:font-weight-asian="bold" style:font-weight-complex="bold"/>
    </style:style>
    <style:style style:name="T1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UFERSA</text:p>
      <text:p text:style-name="P35"/>
      <text:p text:style-name="Standard"><draw:frame draw:style-name="fr1" draw:name="Quadro1" text:anchor-type="char" svg:x="0.053cm" svg:y="2cm" svg:width="15.924cm" svg:height="25.654cm" draw:z-index="0"><draw:text-box><text:p text:style-name="P31">Documento de Requisitos<text:line-break/><text:span text:style-name="T8">Agenda Pessoal de Tarefas</text:span></text:p><text:p text:style-name="P30">Versão 1.0 - Setembro de 2016</text:p></draw:text-box></draw:frame></text:p>
      <text:p text:style-name="P55">Ficha Técnica</text:p>
      <text:p text:style-name="P29">Equipe Responsável pela Elaboração</text:p>
      <text:p text:style-name="P33"><text:span text:style-name="T1">Jerffeson Gomes</text:span><text:tab/>Analise e Desenvolvimento</text:p>
      <text:p text:style-name="P33"><text:span text:style-name="T1">Rodolfo Medeiros</text:span><text:tab/>Analise e Desenvolvimento</text:p>
      <text:p text:style-name="P33"/>
      <text:p text:style-name="P32"/>
      <text:p text:style-name="P29">Público Alvo</text:p>
      <text:p text:style-name="P33">Este manual destina-se a<text:span text:style-name="T1">os:</text:span></text:p>
      <text:p text:style-name="P34">Clientes do Sistema;</text:p>
      <text:p text:style-name="P34">Gerente de Projeto;</text:p>
      <text:p text:style-name="P34">Engenheiros de Sistema e Teste;</text:p>
      <text:p text:style-name="P14"><text:span text:style-name="T2">Versão </text:span><text:span text:style-name="T3">1</text:span><text:span text:style-name="T2">.</text:span><text:span text:style-name="T3">0</text:span><text:span text:style-name="T2"> - </text:span><text:span text:style-name="T3">Mossoró</text:span><text:span text:style-name="T2">, </text:span><text:span text:style-name="T3">Setembro</text:span><text:span text:style-name="T2"> de </text:span><text:span text:style-name="T3">2016</text:span></text:p>
      <text:p text:style-name="P19">Ou para o seguinte endereço eletrônico:</text:p>
      <text:p text:style-name="P20"><text:span text:style-name="T3">jerffesongd@gmail.com; </text:span><text:span text:style-name="Emphasis"><text:span text:style-name="T6">rodolfofelipe15@gmail.com</text:span></text:span></text:p>
      <text:p text:style-name="P20"><text:span text:style-name="Emphasis"><text:span text:style-name="T7"/></text:span></text:p>
      <text:p text:style-name="P19">Recomendamos que o assunto seja identificado com o título desta obra. Alertamos ainda para a importância de se identificar o endereço e o nome completos do remetente para que seja possível o envio de respostas.</text:p>
      <text:p text:style-name="P7"/>
      <text:p text:style-name="P9">Windows e Microsof Word são marcas registradas da Microsoft Corporation</text:p>
      <text:p text:style-name="P11"/>
      <text:p text:style-name="P56">Sumário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</text:table-of-content-source>
        <text:index-body>
          <text:section text:style-name="Sect2" text:name="Seção1">
            <text:p text:style-name="P6"><text:a xlink:type="simple" xlink:href="#__RefHeading__1204_762665155" text:style-name="Index_20_Link_20__28_user_29_" text:visited-style-name="Index_20_Link_20__28_user_29_"><text:span text:style-name="Index_20_Link_20__28_user_29_">Introdução<text:tab/>1</text:span></text:a></text:p>
            <text:p text:style-name="P24"><text:a xlink:type="simple" xlink:href="#__RefHeading__1206_762665155" text:style-name="Index_20_Link_20__28_user_29_" text:visited-style-name="Index_20_Link_20__28_user_29_"><text:span text:style-name="Index_20_Link_20__28_user_29_">Visão geral deste documento<text:tab/>1</text:span></text:a></text:p>
            <text:p text:style-name="P24"><text:a xlink:type="simple" xlink:href="#__RefHeading__1208_762665155" text:style-name="Index_20_Link_20__28_user_29_" text:visited-style-name="Index_20_Link_20__28_user_29_"><text:span text:style-name="Index_20_Link_20__28_user_29_">Convenções, termos e abreviações<text:tab/>1</text:span></text:a></text:p>
            <text:p text:style-name="P23"><text:a xlink:type="simple" xlink:href="#__RefHeading__1210_762665155" text:style-name="Index_20_Link_20__28_user_29_" text:visited-style-name="Index_20_Link_20__28_user_29_"><text:span text:style-name="Index_20_Link_20__28_user_29_">.1 Identificação dos Requisitos <text:tab/>1</text:span></text:a></text:p>
            <text:p text:style-name="P23"><text:a xlink:type="simple" xlink:href="#__RefHeading__1212_762665155" text:style-name="Index_20_Link_20__28_user_29_" text:visited-style-name="Index_20_Link_20__28_user_29_"><text:span text:style-name="Index_20_Link_20__28_user_29_">.2 Prioridades dos Requisitos<text:tab/>2</text:span></text:a></text:p>
            <text:p text:style-name="P24"><text:a xlink:type="simple" xlink:href="#__RefHeading__1214_762665155" text:style-name="Index_20_Link_20__28_user_29_" text:visited-style-name="Index_20_Link_20__28_user_29_"><text:span text:style-name="Index_20_Link_20__28_user_29_">Referências<text:tab/>2</text:span></text:a></text:p>
            <text:p text:style-name="P6"><text:a xlink:type="simple" xlink:href="#__RefHeading__1216_762665155" text:style-name="Index_20_Link_20__28_user_29_" text:visited-style-name="Index_20_Link_20__28_user_29_"><text:span text:style-name="Index_20_Link_20__28_user_29_">Descrição geral do sistema<text:tab/>1</text:span></text:a></text:p>
            <text:p text:style-name="P24"><text:a xlink:type="simple" xlink:href="#__RefHeading__1218_762665155" text:style-name="Index_20_Link_20__28_user_29_" text:visited-style-name="Index_20_Link_20__28_user_29_"><text:span text:style-name="Index_20_Link_20__28_user_29_">Abrangência e sistemas relacionados<text:tab/>1</text:span></text:a></text:p>
            <text:p text:style-name="P24"><text:a xlink:type="simple" xlink:href="#__RefHeading__1220_762665155" text:style-name="Index_20_Link_20__28_user_29_" text:visited-style-name="Index_20_Link_20__28_user_29_"><text:span text:style-name="Index_20_Link_20__28_user_29_">Descrição dos usuários<text:tab/>1</text:span></text:a></text:p>
            <text:p text:style-name="P23"><text:a xlink:type="simple" xlink:href="#__RefHeading__1222_762665155" text:style-name="Index_20_Link_20__28_user_29_" text:visited-style-name="Index_20_Link_20__28_user_29_"><text:span text:style-name="Index_20_Link_20__28_user_29_">.1 </text:span></text:a><text:a xlink:type="simple" xlink:href="#__RefHeading__1222_762665155" text:style-name="Index_20_Link_20__28_user_29_" text:visited-style-name="Index_20_Link_20__28_user_29_"><text:span text:style-name="T12">Pessoas em Geral</text:span></text:a><text:a xlink:type="simple" xlink:href="#__RefHeading__1222_762665155" text:style-name="Index_20_Link_20__28_user_29_" text:visited-style-name="Index_20_Link_20__28_user_29_"><text:span text:style-name="Index_20_Link_20__28_user_29_"><text:tab/>1</text:span></text:a></text:p>
            <text:p text:style-name="P6"><text:a xlink:type="simple" xlink:href="#__RefHeading__1228_762665155" text:style-name="Index_20_Link_20__28_user_29_" text:visited-style-name="Index_20_Link_20__28_user_29_"><text:span text:style-name="Index_20_Link_20__28_user_29_">Requisitos funcionais (casos de uso)<text:tab/>1</text:span></text:a></text:p>
            <text:p text:style-name="P24"><text:span text:style-name="Index_20_Link_20__28_user_29_">Gerenciamento de Tarefas</text:span><text:a xlink:type="simple" xlink:href="#__RefHeading__1230_762665155" text:style-name="Index_20_Link_20__28_user_29_" text:visited-style-name="Index_20_Link_20__28_user_29_"><text:span text:style-name="Index_20_Link_20__28_user_29_"><text:tab/>1</text:span></text:a></text:p>
            <text:p text:style-name="P23"><text:a xlink:type="simple" xlink:href="#__RefHeading__1232_762665155" text:style-name="Index_20_Link_20__28_user_29_" text:visited-style-name="Index_20_Link_20__28_user_29_"><text:span text:style-name="Index_20_Link_20__28_user_29_">[RF001] Cadastrar Tarefa<text:tab/>1</text:span></text:a></text:p>
            <text:p text:style-name="P37"><text:a xlink:type="simple" xlink:href="#__RefHeading__1234_762665155" text:style-name="Index_20_Link_20__28_user_29_" text:visited-style-name="Index_20_Link_20__28_user_29_"><text:span text:style-name="Index_20_Link_20__28_user_29_"><text:s/>Fluxo de eventos principal<text:tab/>1</text:span></text:a></text:p>
            <text:p text:style-name="P16"/>
            <text:p text:style-name="P23"><text:span text:style-name="Index_20_Link_20__28_user_29_">[</text:span><text:a xlink:type="simple" xlink:href="#__RefHeading__1238_762665155" text:style-name="Index_20_Link_20__28_user_29_" text:visited-style-name="Index_20_Link_20__28_user_29_"><text:span text:style-name="Index_20_Link_20__28_user_29_">RF002] Editar Tarefa<text:tab/></text:span></text:a><text:span text:style-name="Index_20_Link_20__28_user_29_">1</text:span></text:p>
            <text:p text:style-name="P17"><text:span text:style-name="Index_20_Link_20__28_user_29_"><text:s text:c="8"/></text:span><text:a xlink:type="simple" xlink:href="#__RefHeading__1238_762665155" text:style-name="Index_20_Link_20__28_user_29_" text:visited-style-name="Index_20_Link_20__28_user_29_"><text:span text:style-name="Index_20_Link_20__28_user_29_"><text:s/></text:span></text:a><text:a xlink:type="simple" xlink:href="#__RefHeading__1234_762665155" text:style-name="Index_20_Link_20__28_user_29_" text:visited-style-name="Index_20_Link_20__28_user_29_"><text:span text:style-name="Index_20_Link_20__28_user_29_">Fluxo de eventos principal<text:tab/>1</text:span></text:a></text:p>
            <text:p text:style-name="P23"><text:a xlink:type="simple" xlink:href="#__RefHeading__1238_762665155" text:style-name="Index_20_Link_20__28_user_29_" text:visited-style-name="Index_20_Link_20__28_user_29_"><text:span text:style-name="Index_20_Link_20__28_user_29_"/></text:a></text:p>
            <text:p text:style-name="P23"><text:a xlink:type="simple" xlink:href="#__RefHeading__1238_762665155" text:style-name="Index_20_Link_20__28_user_29_" text:visited-style-name="Index_20_Link_20__28_user_29_"><text:span text:style-name="Index_20_Link_20__28_user_29_">[RF003] Excluir Tarefa<text:tab/>2</text:span></text:a></text:p>
            <text:p text:style-name="P17"><text:span text:style-name="Index_20_Link_20__28_user_29_"><text:s text:c="9"/></text:span><text:a xlink:type="simple" xlink:href="#__RefHeading__1234_762665155" text:style-name="Index_20_Link_20__28_user_29_" text:visited-style-name="Index_20_Link_20__28_user_29_"><text:span text:style-name="Index_20_Link_20__28_user_29_">Fluxo de eventos principal<text:tab/></text:span></text:a><text:span text:style-name="Index_20_Link_20__28_user_29_">2</text:span></text:p>
            <text:p text:style-name="P23"><text:a xlink:type="simple" xlink:href="#__RefHeading__1238_762665155" text:style-name="Index_20_Link_20__28_user_29_" text:visited-style-name="Index_20_Link_20__28_user_29_"><text:span text:style-name="Index_20_Link_20__28_user_29_"/></text:a></text:p>
            <text:p text:style-name="P23"><text:a xlink:type="simple" xlink:href="#__RefHeading__1238_762665155" text:style-name="Index_20_Link_20__28_user_29_" text:visited-style-name="Index_20_Link_20__28_user_29_"><text:span text:style-name="Index_20_Link_20__28_user_29_">[RF004] Listar Tarefas<text:tab/>2</text:span></text:a></text:p>
            <text:p text:style-name="P17"><text:span text:style-name="Index_20_Link_20__28_user_29_"><text:s text:c="9"/></text:span><text:a xlink:type="simple" xlink:href="#__RefHeading__1234_762665155" text:style-name="Index_20_Link_20__28_user_29_" text:visited-style-name="Index_20_Link_20__28_user_29_"><text:span text:style-name="Index_20_Link_20__28_user_29_">Fluxo de eventos principal<text:tab/></text:span></text:a><text:span text:style-name="Index_20_Link_20__28_user_29_"> 2</text:span></text:p>
            <text:p text:style-name="P24"><text:span text:style-name="Index_20_Link_20__28_user_29_">Gerenciamento do Grupo de Tarefas</text:span><text:a xlink:type="simple" xlink:href="#__RefHeading__1240_762665155" text:style-name="Index_20_Link_20__28_user_29_" text:visited-style-name="Index_20_Link_20__28_user_29_"><text:span text:style-name="Index_20_Link_20__28_user_29_"><text:tab/>2</text:span></text:a></text:p>
            <text:p text:style-name="P23"><text:a xlink:type="simple" xlink:href="#__RefHeading__1232_762665155" text:style-name="Index_20_Link_20__28_user_29_" text:visited-style-name="Index_20_Link_20__28_user_29_"><text:span text:style-name="Index_20_Link_20__28_user_29_">[RF001] Cadastrar Grupo<text:tab/></text:span></text:a><text:span text:style-name="Index_20_Link_20__28_user_29_">2</text:span></text:p>
            <text:p text:style-name="P37"><text:a xlink:type="simple" xlink:href="#__RefHeading__1234_762665155" text:style-name="Index_20_Link_20__28_user_29_" text:visited-style-name="Index_20_Link_20__28_user_29_"><text:span text:style-name="Index_20_Link_20__28_user_29_"><text:s/>Fluxo de eventos principal<text:tab/></text:span></text:a><text:span text:style-name="Index_20_Link_20__28_user_29_">2</text:span></text:p>
            <text:p text:style-name="P16"/>
            <text:p text:style-name="P23"><text:span text:style-name="Index_20_Link_20__28_user_29_">[</text:span><text:a xlink:type="simple" xlink:href="#__RefHeading__1238_762665155" text:style-name="Index_20_Link_20__28_user_29_" text:visited-style-name="Index_20_Link_20__28_user_29_"><text:span text:style-name="Index_20_Link_20__28_user_29_">RF002] Editar Grupo<text:tab/></text:span></text:a><text:span text:style-name="Index_20_Link_20__28_user_29_">3</text:span></text:p>
            <text:p text:style-name="P17"><text:span text:style-name="Index_20_Link_20__28_user_29_"><text:s text:c="8"/></text:span><text:a xlink:type="simple" xlink:href="#__RefHeading__1238_762665155" text:style-name="Index_20_Link_20__28_user_29_" text:visited-style-name="Index_20_Link_20__28_user_29_"><text:span text:style-name="Index_20_Link_20__28_user_29_"><text:s/></text:span></text:a><text:a xlink:type="simple" xlink:href="#__RefHeading__1234_762665155" text:style-name="Index_20_Link_20__28_user_29_" text:visited-style-name="Index_20_Link_20__28_user_29_"><text:span text:style-name="Index_20_Link_20__28_user_29_">Fluxo de eventos principal<text:tab/></text:span></text:a><text:span text:style-name="Index_20_Link_20__28_user_29_">3</text:span></text:p>
            <text:p text:style-name="P23"><text:a xlink:type="simple" xlink:href="#__RefHeading__1238_762665155" text:style-name="Index_20_Link_20__28_user_29_" text:visited-style-name="Index_20_Link_20__28_user_29_"><text:span text:style-name="Index_20_Link_20__28_user_29_"/></text:a></text:p>
            <text:p text:style-name="P23"><text:a xlink:type="simple" xlink:href="#__RefHeading__1238_762665155" text:style-name="Index_20_Link_20__28_user_29_" text:visited-style-name="Index_20_Link_20__28_user_29_"><text:span text:style-name="Index_20_Link_20__28_user_29_">[RF003] Excluir Grupo<text:tab/></text:span></text:a><text:span text:style-name="Index_20_Link_20__28_user_29_">3</text:span></text:p>
            <text:p text:style-name="P17"><text:span text:style-name="Index_20_Link_20__28_user_29_"><text:s text:c="9"/></text:span><text:a xlink:type="simple" xlink:href="#__RefHeading__1234_762665155" text:style-name="Index_20_Link_20__28_user_29_" text:visited-style-name="Index_20_Link_20__28_user_29_"><text:span text:style-name="Index_20_Link_20__28_user_29_">Fluxo de eventos principal<text:tab/></text:span></text:a><text:span text:style-name="Index_20_Link_20__28_user_29_">3</text:span></text:p>
            <text:p text:style-name="P23"><text:a xlink:type="simple" xlink:href="#__RefHeading__1238_762665155" text:style-name="Index_20_Link_20__28_user_29_" text:visited-style-name="Index_20_Link_20__28_user_29_"><text:span text:style-name="Index_20_Link_20__28_user_29_"/></text:a></text:p>
            <text:p text:style-name="P23"><text:a xlink:type="simple" xlink:href="#__RefHeading__1238_762665155" text:style-name="Index_20_Link_20__28_user_29_" text:visited-style-name="Index_20_Link_20__28_user_29_"><text:span text:style-name="Index_20_Link_20__28_user_29_">[RF004] Listar Grupos<text:tab/></text:span></text:a><text:span text:style-name="Index_20_Link_20__28_user_29_">3</text:span></text:p>
            <text:p text:style-name="P18"><text:span text:style-name="T12"><text:s text:c="9"/></text:span><text:a xlink:type="simple" xlink:href="#__RefHeading__1234_762665155" text:style-name="Index_20_Link_20__28_user_29_" text:visited-style-name="Index_20_Link_20__28_user_29_"><text:span text:style-name="T12">Fluxo de eventos principal<text:tab/></text:span></text:a><text:span text:style-name="T12"> 4</text:span></text:p>
            <text:p text:style-name="P24"><text:soft-page-break/><text:a xlink:type="simple" xlink:href="#__RefHeading__1244_762665155" text:style-name="Index_20_Link_20__28_user_29_" text:visited-style-name="Index_20_Link_20__28_user_29_"><text:span text:style-name="T17">REQUISITOS NÃO FUNCIONAIS<text:tab/>1</text:span></text:a></text:p>
            <text:p text:style-name="P24"><text:a xlink:type="simple" xlink:href="#__RefHeading__1246_762665155" text:style-name="Index_20_Link_20__28_user_29_" text:visited-style-name="Index_20_Link_20__28_user_29_"><text:span text:style-name="Index_20_Link_20__28_user_29_">Usabilidade<text:tab/>1</text:span></text:a></text:p>
            <text:p text:style-name="P23"><text:a xlink:type="simple" xlink:href="#__RefHeading__1248_762665155" text:style-name="Index_20_Link_20__28_user_29_" text:visited-style-name="Index_20_Link_20__28_user_29_"><text:span text:style-name="Index_20_Link_20__28_user_29_"><text:s/>[NF001] Tempo de Aprendisagem<text:tab/>1</text:span></text:a></text:p>
            <text:p text:style-name="P24"><text:span text:style-name="Index_20_Link_20__28_user_29_">Confiabilidade</text:span><text:a xlink:type="simple" xlink:href="#__RefHeading__1264_762665155" text:style-name="Index_20_Link_20__28_user_29_" text:visited-style-name="Index_20_Link_20__28_user_29_"><text:span text:style-name="Index_20_Link_20__28_user_29_"><text:tab/></text:span></text:a><text:span text:style-name="Index_20_Link_20__28_user_29_">1</text:span></text:p>
            <text:p text:style-name="P23"><text:a xlink:type="simple" xlink:href="#__RefHeading__1266_762665155" text:style-name="Index_20_Link_20__28_user_29_" text:visited-style-name="Index_20_Link_20__28_user_29_"><text:span text:style-name="Index_20_Link_20__28_user_29_"><text:s/>[NF001] Veracidade das Inofrmações<text:tab/></text:span></text:a><text:span text:style-name="Index_20_Link_20__28_user_29_">1</text:span></text:p>
            <text:p text:style-name="P24"><text:span text:style-name="Index_20_Link_20__28_user_29_">Desempenho</text:span><text:a xlink:type="simple" xlink:href="#__RefHeading__1268_762665155" text:style-name="Index_20_Link_20__28_user_29_" text:visited-style-name="Index_20_Link_20__28_user_29_"><text:span text:style-name="Index_20_Link_20__28_user_29_"><text:tab/></text:span></text:a><text:span text:style-name="Index_20_Link_20__28_user_29_">1</text:span></text:p>
            <text:p text:style-name="P23"><text:a xlink:type="simple" xlink:href="#__RefHeading__1270_762665155" text:style-name="Index_20_Link_20__28_user_29_" text:visited-style-name="Index_20_Link_20__28_user_29_"><text:span text:style-name="Index_20_Link_20__28_user_29_"><text:s/>[NF001] Programa deve ser leve<text:tab/></text:span></text:a><text:span text:style-name="Index_20_Link_20__28_user_29_">1</text:span></text:p>
            <text:p text:style-name="P24"><text:span text:style-name="Index_20_Link_20__28_user_29_">Padrões</text:span><text:a xlink:type="simple" xlink:href="#__RefHeading__1272_762665155" text:style-name="Index_20_Link_20__28_user_29_" text:visited-style-name="Index_20_Link_20__28_user_29_"><text:span text:style-name="Index_20_Link_20__28_user_29_"><text:tab/></text:span></text:a><text:span text:style-name="Index_20_Link_20__28_user_29_">1</text:span></text:p>
            <text:p text:style-name="P23"><text:a xlink:type="simple" xlink:href="#__RefHeading__1274_762665155" text:style-name="Index_20_Link_20__28_user_29_" text:visited-style-name="Index_20_Link_20__28_user_29_"><text:span text:style-name="Index_20_Link_20__28_user_29_"><text:s/>[NF001] Uso do RUP no Desenvolvimento<text:tab/></text:span></text:a><text:span text:style-name="Index_20_Link_20__28_user_29_">1</text:span></text:p>
          </text:section>
        </text:index-body>
      </text:table-of-content>
      <text:h text:style-name="P47" text:outline-level="1"><text:bookmark-start text:name="__RefHeading__1204_762665155"/>Introdução<text:bookmark-end text:name="__RefHeading__1204_762665155"/></text:h>
      <text:p text:style-name="P26">Este documento especifica o sistema <text:span text:style-name="T9">Agenda Pessoal de Tarefas</text:span>, fornecendo aos desenvolvedores as informações necessárias para o projeto e implementação, assim como para a realização dos testes e homologação do sistema.</text:p>
      <text:h text:style-name="P48" text:outline-level="2"><text:bookmark-start text:name="__RefHeading__1206_762665155"/>Visão geral deste documento<text:bookmark-end text:name="__RefHeading__1206_762665155"/></text:h>
      <text:p text:style-name="P26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9">Agenda Pessoal de Tarefas</text:span> e estão organizadas como descrito abaixo.</text:p>
      <text:list xml:id="list4815712632738773829" text:style-name="WW8Num2">
        <text:list-item>
          <text:p text:style-name="P58">Seção 2<text:span text:style-name="T11"> – Descrição geral do sistema: apresenta uma visão geral do sistema, caracterizando qual é o seu escopo e descrevendo seus usuários.</text:span></text:p>
        </text:list-item>
        <text:list-item>
          <text:p text:style-name="P58">Seção 3<text:span text:style-name="T11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58">Seção 4<text:span text:style-name="T11"> – Requisitos não funcionais:</text:span> <text:span text:style-name="T1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8">Seção 5<text:span text:style-name="T11"> – Descrição da interface com o usuário:</text:span> <text:span text:style-name="T11">apresenta desenhos, figuras ou rascunhos de telas do sistema.</text:span></text:p>
        </text:list-item>
      </text:list>
      <text:h text:style-name="P48" text:outline-level="2"><text:bookmark-start text:name="__RefHeading__1208_762665155"/>Convenções, termos e abreviações<text:bookmark-end text:name="__RefHeading__1208_762665155"/></text:h>
      <text:p text:style-name="P26">A correta interpretação deste documento exige o conhecimento de algumas convenções e termos específicos, que são descritos a seguir.</text:p>
      <text:h text:style-name="P50" text:outline-level="3"><text:bookmark-start text:name="__RefHeading__1210_762665155"/>Identificação dos Requisitos <text:bookmark-end text:name="__RefHeading__1210_762665155"/></text:h>
      <text:p text:style-name="P26">Por convenção, a referência a requisitos é feita através do nome da subseção onde eles estão descritos, seguido do identificador do requisito, de acordo com o esquema abaixo:</text:p>
      <text:p text:style-name="P27">[nome da subseção.identificador do requisito]</text:p>
      <text:p text:style-name="P26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50" text:outline-level="3"><text:bookmark-start text:name="__RefHeading__1212_762665155"/>Prioridades dos Requisitos<text:bookmark-end text:name="__RefHeading__1212_762665155"/></text:h>
      <text:p text:style-name="P26">Para estabelecer a prioridade dos requisitos foram adotadas as denominações “essencial”, “importante” e “desejável”. </text:p>
      <text:list xml:id="list34739002" text:continue-numbering="true" text:style-name="WW8Num2">
        <text:list-item>
          <text:p text:style-name="P58">Essencial <text:span text:style-name="T1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8">Importante <text:span text:style-name="T1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8"><text:soft-page-break/>Desejável<text:span text:style-name="T1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48" text:outline-level="2"><text:bookmark-start text:name="_Ref471394537"/><text:bookmark-start text:name="__RefHeading__1214_762665155"/>Referências<text:bookmark-end text:name="_Ref471394537"/><text:bookmark-end text:name="__RefHeading__1214_762665155"/></text:h>
      <text:p text:style-name="P36"><text:tab/>Documentos relacionados ao Agenda Pessoal de Tarefas e/ou mencionados nas seções a seguir:</text:p>
      <text:p text:style-name="P26">1. <text:span text:style-name="T9">Agenda Pessoal de Tarefas; 1.0; 29/08/2016, Jerffeson Gomes, Rodolfo Medeiros;</text:span></text:p>
      <text:p text:style-name="P52"><text:span text:style-name="T4">Capítulo</text:span><text:span text:style-name="T5"> 1</text:span></text:p>
      <text:h text:style-name="P46" text:outline-level="1"><text:bookmark-start text:name="__RefHeading__1216_762665155"/>Descrição geral do sistema<text:bookmark-end text:name="__RefHeading__1216_762665155"/></text:h>
      <text:p text:style-name="Texto_20_Normal"><text:span text:style-name="T14">Este sistema tem por objetivo dar suporte ao usuário na gestão de suas atividades diarias, armazenando registros contendo campos como nome, </text:span><text:span text:style-name="T10">prazo de realização, data e horário e grupo da atividade.</text:span></text:p>
      <text:p text:style-name="Texto_20_Normal"/>
      <text:h text:style-name="P48" text:outline-level="2"><text:bookmark-start text:name="__RefHeading__1218_762665155"/>Abrangência e sistemas relacionados<text:bookmark-end text:name="__RefHeading__1218_762665155"/></text:h>
      <text:p text:style-name="P26"/>
      <text:p text:style-name="Texto_20_Normal"><text:span text:style-name="T14">Armazenando registros de atividade, gerenciado suas informações</text:span><text:span text:style-name="T10">, sendo independe de demais sistemas permitindo desse modo ao usuário ter acesso livre as informações das tarefas sem necessitade de conexão com a internet ou qualquer tipo de rede ou sistema.</text:span></text:p>
      <text:p text:style-name="Texto_20_Normal"/>
      <text:h text:style-name="P48" text:outline-level="2"><text:bookmark-start text:name="__RefHeading__1220_762665155"/>Descrição dos usuários<text:bookmark-end text:name="__RefHeading__1220_762665155"/></text:h>
      <text:h text:style-name="P51" text:outline-level="3"><text:bookmark-start text:name="_Ref471361536"/><text:bookmark-start text:name="__RefHeading__1222_762665155"/>Pessoas em geral<text:bookmark-end text:name="__RefHeading__1222_762665155"/></text:h>
      <text:p text:style-name="P28">Qualquer pessoa, na qual necessite de uma ferramente mobile para gerenciar suas atividades diarias.</text:p>
      <text:p text:style-name="P53"><text:span text:style-name="T4">Capítulo</text:span><text:span text:style-name="T5"> 2</text:span></text:p>
      <text:h text:style-name="P46" text:outline-level="1"><text:bookmark-start text:name="__RefHeading__1228_762665155"/>Requisitos funcionais <text:bookmark-end text:name="_Ref471361536"/>(casos de uso)<text:bookmark-end text:name="__RefHeading__1228_762665155"/></text:h>
      <text:h text:style-name="P48" text:outline-level="2"><text:bookmark-start text:name="__RefHeading__1230_762665155"/>Gerenciamento de Tarefas<text:bookmark-end text:name="__RefHeading__1230_762665155"/></text:h>
      <text:p text:style-name="Texto_20_Normal"/>
      <text:p text:style-name="P25"><text:bookmark-start text:name="__RefHeading__1232_762665155"/><text:span text:style-name="T15"><text:s/></text:span><text:span text:style-name="T16">[RF001] Cadastrar Tarefa</text:span><text:bookmark-end text:name="__RefHeading__1232_762665155"/></text:p>
      <text:p text:style-name="P26"><text:span text:style-name="T13">Ator</text:span>: Usuári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22"><text:span text:style-name="T13">Prioridade</text:span>:</text:p>
          </table:table-cell>
          <table:table-cell table:style-name="Tabela1.A1" office:value-type="string">
            <text:p text:style-name="P5"></text:p>
          </table:table-cell>
          <table:table-cell table:style-name="Tabela1.A1" office:value-type="string">
            <text:p text:style-name="P13">Essencial</text:p>
          </table:table-cell>
          <table:table-cell table:style-name="Tabela1.A1" office:value-type="string">
            <text:p text:style-name="P5"></text:p>
          </table:table-cell>
          <table:table-cell table:style-name="Tabela1.A1" office:value-type="string">
            <text:p text:style-name="P13">Importante</text:p>
          </table:table-cell>
          <table:table-cell table:style-name="Tabela1.A1" office:value-type="string">
            <text:p text:style-name="P5"></text:p>
          </table:table-cell>
          <table:table-cell table:style-name="Tabela1.A1" office:value-type="string">
            <text:p text:style-name="P13">Desejável</text:p>
          </table:table-cell>
        </table:table-row>
      </table:table>
      <text:p text:style-name="Texto_20_Normal"/>
      <text:p text:style-name="P26"><text:span text:style-name="T13">Entradas e pré condições</text:span>: Nome da tarefa; <text:s/>Data: Dia, Mês e Ano; Horário e Grupo da Tarefa.</text:p>
      <text:p text:style-name="P26"><text:span text:style-name="T13">Saídas e pós condições</text:span>: Mensagem de confirmação de cadastro.</text:p>
      <text:p text:style-name="destaque_20_1"><text:bookmark-start text:name="__RefHeading__1234_762665155"/>Fluxo de eventos principal<text:bookmark-end text:name="__RefHeading__1234_762665155"/></text:p>
      <text:list xml:id="list5714184908074110365" text:style-name="L1">
        <text:list-item>
          <text:list>
            <text:list-item>
              <text:p text:style-name="P38">Usuário abre a tela de cadastro;</text:p>
            </text:list-item>
            <text:list-item>
              <text:p text:style-name="P38">Aplicação verifica dos dados;</text:p>
            </text:list-item>
          </text:list>
        </text:list-item>
      </text:list>
      <text:list xml:id="list6992053503159551164" text:style-name="L2">
        <text:list-item>
          <text:list>
            <text:list-item>
              <text:p text:style-name="P39">Se validos: Dados são armazenados na base de dados;</text:p>
            </text:list-item>
            <text:list-item>
              <text:p text:style-name="P39">Senão: Mensagem de erro;</text:p>
            </text:list-item>
          </text:list>
        </text:list-item>
      </text:list>
      <text:p text:style-name="Texto_20_Normal"/>
      <text:p text:style-name="Texto_20_Normal"/>
      <text:p text:style-name="P25"><text:span text:style-name="T15"><text:s/></text:span><text:span text:style-name="T16">[RF002] Editar Tarefa</text:span></text:p>
      <text:p text:style-name="P26"><text:span text:style-name="T13">Ator</text:span>: Usuári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22"><text:span text:style-name="T13">Prioridade</text:span>:</text:p>
          </table:table-cell>
          <table:table-cell table:style-name="Tabela3.A1" office:value-type="string">
            <text:p text:style-name="P5"></text:p>
          </table:table-cell>
          <table:table-cell table:style-name="Tabela3.A1" office:value-type="string">
            <text:p text:style-name="P13">Essencial</text:p>
          </table:table-cell>
          <table:table-cell table:style-name="Tabela3.A1" office:value-type="string">
            <text:p text:style-name="P5"></text:p>
          </table:table-cell>
          <table:table-cell table:style-name="Tabela3.A1" office:value-type="string">
            <text:p text:style-name="P13">Importante</text:p>
          </table:table-cell>
          <table:table-cell table:style-name="Tabela3.A1" office:value-type="string">
            <text:p text:style-name="P5"></text:p>
          </table:table-cell>
          <table:table-cell table:style-name="Tabela3.A1" office:value-type="string">
            <text:p text:style-name="P13">Desejável</text:p>
          </table:table-cell>
        </table:table-row>
      </table:table>
      <text:p text:style-name="Texto_20_Normal"/>
      <text:p text:style-name="P26"><text:span text:style-name="T13">Entradas e pré condições</text:span>: Identificador, Nome da tarefa; <text:s/>Data: Dia, Mês e Ano; Horário e Grupo da Tarefa.</text:p>
      <text:p text:style-name="P26"><text:span text:style-name="T13">Saídas e pós condições</text:span>: Mensagem de confirmação de alteração.</text:p>
      <text:p text:style-name="destaque_20_1"><text:bookmark-start text:name="__RefHeading__1234_7626651551"/>Fluxo de eventos principal<text:bookmark-end text:name="__RefHeading__1234_7626651551"/></text:p>
      <text:list xml:id="list34718902" text:continue-list="list5714184908074110365" text:style-name="L1">
        <text:list-item>
          <text:list>
            <text:list-item>
              <text:p text:style-name="P38">Usuário abre a tela de Edição;</text:p>
            </text:list-item>
            <text:list-item>
              <text:p text:style-name="P38">Seleciona o registro tarefa que deseja editar;</text:p>
            </text:list-item>
            <text:list-item>
              <text:p text:style-name="P38">Realiza alterações;</text:p>
            </text:list-item>
            <text:list-item>
              <text:p text:style-name="P38">Aplicação verifica dos dados;</text:p>
            </text:list-item>
          </text:list>
        </text:list-item>
      </text:list>
      <text:list xml:id="list6623148889952145214" text:style-name="L3">
        <text:list-item>
          <text:list>
            <text:list-item>
              <text:p text:style-name="P40">Se validos: Dados são atualizados na base de dados;</text:p>
            </text:list-item>
            <text:list-item>
              <text:p text:style-name="P40">Senão: Mensagem de erro;</text:p>
            </text:list-item>
          </text:list>
        </text:list-item>
      </text:list>
      <text:p text:style-name="P8"/>
      <text:p text:style-name="P8"/>
      <text:p text:style-name="P8"/>
      <text:p text:style-name="P25"><text:soft-page-break/><text:span text:style-name="T15"><text:s/></text:span><text:span text:style-name="T16">[RF003] Excluir Tarefa</text:span></text:p>
      <text:p text:style-name="P26"><text:span text:style-name="T13">Ator</text:span>: Usuário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22"><text:span text:style-name="T13">Prioridade</text:span>:</text:p>
          </table:table-cell>
          <table:table-cell table:style-name="Tabela4.A1" office:value-type="string">
            <text:p text:style-name="P5"></text:p>
          </table:table-cell>
          <table:table-cell table:style-name="Tabela4.A1" office:value-type="string">
            <text:p text:style-name="P13">Essencial</text:p>
          </table:table-cell>
          <table:table-cell table:style-name="Tabela4.A1" office:value-type="string">
            <text:p text:style-name="P5"></text:p>
          </table:table-cell>
          <table:table-cell table:style-name="Tabela4.A1" office:value-type="string">
            <text:p text:style-name="P13">Importante</text:p>
          </table:table-cell>
          <table:table-cell table:style-name="Tabela4.A1" office:value-type="string">
            <text:p text:style-name="P5"></text:p>
          </table:table-cell>
          <table:table-cell table:style-name="Tabela4.A1" office:value-type="string">
            <text:p text:style-name="P13">Desejável</text:p>
          </table:table-cell>
        </table:table-row>
      </table:table>
      <text:p text:style-name="Texto_20_Normal"/>
      <text:p text:style-name="P26"><text:span text:style-name="T13">Entradas e pré condições</text:span>: Identificador da tarefa.</text:p>
      <text:p text:style-name="P26"><text:span text:style-name="T13">Saídas e pós condições</text:span>: Mensagem de confirmação de exclução.</text:p>
      <text:p text:style-name="destaque_20_1"><text:bookmark-start text:name="__RefHeading__1234_7626651552"/>Fluxo de eventos principal<text:bookmark-end text:name="__RefHeading__1234_7626651552"/></text:p>
      <text:list xml:id="list34727011" text:continue-list="list34718902" text:style-name="L1">
        <text:list-item>
          <text:list>
            <text:list-item>
              <text:p text:style-name="P38">Usuário abre a tela de Exclução de Atividade;</text:p>
            </text:list-item>
            <text:list-item>
              <text:p text:style-name="P38">Seleciona o registro do tarefa que deseja excluir;</text:p>
            </text:list-item>
            <text:list-item>
              <text:p text:style-name="P38">Confirma exclução;</text:p>
            </text:list-item>
          </text:list>
        </text:list-item>
      </text:list>
      <text:list xml:id="list6319581288593263137" text:style-name="L4">
        <text:list-item>
          <text:list>
            <text:list-item>
              <text:p text:style-name="P41">Dados são deletados <text:s/>da base de dados;</text:p>
            </text:list-item>
          </text:list>
        </text:list-item>
      </text:list>
      <text:p text:style-name="P8"/>
      <text:p text:style-name="P8"/>
      <text:p text:style-name="P3">[RF004] Lista Tarefas</text:p>
      <text:p text:style-name="P26"><text:span text:style-name="T13">Ator</text:span>: Usuário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22"><text:span text:style-name="T13">Prioridade</text:span>:</text:p>
          </table:table-cell>
          <table:table-cell table:style-name="Tabela5.A1" office:value-type="string">
            <text:p text:style-name="P5"></text:p>
          </table:table-cell>
          <table:table-cell table:style-name="Tabela5.A1" office:value-type="string">
            <text:p text:style-name="P13">Essencial</text:p>
          </table:table-cell>
          <table:table-cell table:style-name="Tabela5.A1" office:value-type="string">
            <text:p text:style-name="P5"></text:p>
          </table:table-cell>
          <table:table-cell table:style-name="Tabela5.A1" office:value-type="string">
            <text:p text:style-name="P13">Importante</text:p>
          </table:table-cell>
          <table:table-cell table:style-name="Tabela5.A1" office:value-type="string">
            <text:p text:style-name="P5"></text:p>
          </table:table-cell>
          <table:table-cell table:style-name="Tabela5.A1" office:value-type="string">
            <text:p text:style-name="P13">Desejável</text:p>
          </table:table-cell>
        </table:table-row>
      </table:table>
      <text:p text:style-name="Texto_20_Normal"/>
      <text:p text:style-name="P26"><text:span text:style-name="T13">Entradas e pré condições</text:span>: Alguma informação para filtragem de informação.</text:p>
      <text:p text:style-name="P26"><text:span text:style-name="T13">Saídas e pós condições</text:span>: Lista com as tarefas.</text:p>
      <text:p text:style-name="destaque_20_1">Fluxo de eventos principal</text:p>
      <text:list xml:id="list34736182" text:continue-list="list34727011" text:style-name="L1">
        <text:list-item>
          <text:list>
            <text:list-item>
              <text:p text:style-name="P38"><text:bookmark-start text:name="__RefHeading__1234_76266515521"/>Usuário abre a tela depesquisa;<text:bookmark-end text:name="__RefHeading__1234_76266515521"/></text:p>
            </text:list-item>
            <text:list-item>
              <text:p text:style-name="P38">Ecolhe algum tipo de filtro para a pesquisa;</text:p>
            </text:list-item>
            <text:list-item>
              <text:p text:style-name="P38">Lista é exibida na tela;</text:p>
            </text:list-item>
          </text:list>
        </text:list-item>
      </text:list>
      <text:p text:style-name="Standard"/>
      <text:p text:style-name="Standard"/>
      <text:h text:style-name="P48" text:outline-level="2">Gerenciamento do Grupo de Tarefas</text:h>
      <text:p text:style-name="Texto_20_Normal"/>
      <text:p text:style-name="P25"><text:bookmark-start text:name="__RefHeading__1232_7626651551"/><text:span text:style-name="T15"><text:s/></text:span><text:span text:style-name="T16">[RF001] Cadastrar Grupo</text:span><text:bookmark-end text:name="__RefHeading__1232_7626651551"/></text:p>
      <text:p text:style-name="P26"><text:span text:style-name="T13">Ator</text:span>: Usuário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22"><text:span text:style-name="T13">Prioridade</text:span>:</text:p>
          </table:table-cell>
          <table:table-cell table:style-name="Tabela6.A1" office:value-type="string">
            <text:p text:style-name="P5"></text:p>
          </table:table-cell>
          <table:table-cell table:style-name="Tabela6.A1" office:value-type="string">
            <text:p text:style-name="P13">Essencial</text:p>
          </table:table-cell>
          <table:table-cell table:style-name="Tabela6.A1" office:value-type="string">
            <text:p text:style-name="P5"></text:p>
          </table:table-cell>
          <table:table-cell table:style-name="Tabela6.A1" office:value-type="string">
            <text:p text:style-name="P13">Importante</text:p>
          </table:table-cell>
          <table:table-cell table:style-name="Tabela6.A1" office:value-type="string">
            <text:p text:style-name="P5"></text:p>
          </table:table-cell>
          <table:table-cell table:style-name="Tabela6.A1" office:value-type="string">
            <text:p text:style-name="P13">Desejável</text:p>
          </table:table-cell>
        </table:table-row>
      </table:table>
      <text:p text:style-name="Texto_20_Normal"/>
      <text:p text:style-name="P26"><text:span text:style-name="T13">Entradas e pré condições</text:span>: Nome da tarefa;</text:p>
      <text:p text:style-name="P26"><text:span text:style-name="T13">Saídas e pós condições</text:span>: Mensagem de confirmação de cadastro.</text:p>
      <text:p text:style-name="destaque_20_1"><text:bookmark-start text:name="__RefHeading__1234_7626651553"/>Fluxo de eventos principal<text:bookmark-end text:name="__RefHeading__1234_7626651553"/></text:p>
      <text:list xml:id="list34731692" text:continue-numbering="true" text:style-name="L1">
        <text:list-item>
          <text:list>
            <text:list-item>
              <text:p text:style-name="P38">Usuário abre a tela de cadastro;</text:p>
            </text:list-item>
            <text:list-item>
              <text:p text:style-name="P38"><text:soft-page-break/>Aplicação verifica dos dados;</text:p>
            </text:list-item>
          </text:list>
        </text:list-item>
      </text:list>
      <text:list xml:id="list8951467466663900027" text:style-name="L5">
        <text:list-item>
          <text:list>
            <text:list-item>
              <text:p text:style-name="P42">Se validos: Dados são armazenados na base de dados;</text:p>
            </text:list-item>
            <text:list-item>
              <text:p text:style-name="P42">Senão: Mensagem de erro;</text:p>
            </text:list-item>
          </text:list>
        </text:list-item>
      </text:list>
      <text:p text:style-name="Texto_20_Normal"/>
      <text:p text:style-name="Texto_20_Normal"/>
      <text:p text:style-name="P25"><text:span text:style-name="T15"><text:s/></text:span><text:span text:style-name="T16">[RF002] Editar Grupo</text:span></text:p>
      <text:p text:style-name="P26"><text:span text:style-name="T13">Ator</text:span>: Usuário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2"><text:span text:style-name="T13">Prioridade</text:span>:</text:p>
          </table:table-cell>
          <table:table-cell table:style-name="Tabela7.A1" office:value-type="string">
            <text:p text:style-name="P5"></text:p>
          </table:table-cell>
          <table:table-cell table:style-name="Tabela7.A1" office:value-type="string">
            <text:p text:style-name="P13">Essencial</text:p>
          </table:table-cell>
          <table:table-cell table:style-name="Tabela7.A1" office:value-type="string">
            <text:p text:style-name="P5"></text:p>
          </table:table-cell>
          <table:table-cell table:style-name="Tabela7.A1" office:value-type="string">
            <text:p text:style-name="P13">Importante</text:p>
          </table:table-cell>
          <table:table-cell table:style-name="Tabela7.A1" office:value-type="string">
            <text:p text:style-name="P5"></text:p>
          </table:table-cell>
          <table:table-cell table:style-name="Tabela7.A1" office:value-type="string">
            <text:p text:style-name="P13">Desejável</text:p>
          </table:table-cell>
        </table:table-row>
      </table:table>
      <text:p text:style-name="Texto_20_Normal"/>
      <text:p text:style-name="P26"><text:span text:style-name="T13">Entradas e pré condições</text:span>: Identificador, Nome;</text:p>
      <text:p text:style-name="P26"><text:span text:style-name="T13">Saídas e pós condições</text:span>: Mensagem de confirmação de alteração.</text:p>
      <text:p text:style-name="destaque_20_1"><text:bookmark-start text:name="__RefHeading__1234_76266515511"/>Fluxo de eventos principal<text:bookmark-end text:name="__RefHeading__1234_76266515511"/></text:p>
      <text:list xml:id="list34747952" text:continue-list="list34731692" text:style-name="L1">
        <text:list-item>
          <text:list>
            <text:list-item>
              <text:p text:style-name="P38">Usuário abre a tela de Edição;</text:p>
            </text:list-item>
            <text:list-item>
              <text:p text:style-name="P38">Seleciona o registro grupo que deseja editar;</text:p>
            </text:list-item>
            <text:list-item>
              <text:p text:style-name="P38">Realiza alterações;</text:p>
            </text:list-item>
            <text:list-item>
              <text:p text:style-name="P38">Aplicação verifica dos dados;</text:p>
            </text:list-item>
          </text:list>
        </text:list-item>
      </text:list>
      <text:list xml:id="list2472668448207147652" text:style-name="L6">
        <text:list-item>
          <text:list>
            <text:list-item>
              <text:p text:style-name="P43">Se validos: Dados são atualizados na base de dados;</text:p>
            </text:list-item>
            <text:list-item>
              <text:p text:style-name="P43">Senão: Mensagem de erro;</text:p>
            </text:list-item>
          </text:list>
        </text:list-item>
      </text:list>
      <text:p text:style-name="P8"/>
      <text:p text:style-name="P8"/>
      <text:p text:style-name="P25"><text:span text:style-name="T15"><text:s/></text:span><text:span text:style-name="T16">[RF003] Excluir Grupo</text:span></text:p>
      <text:p text:style-name="P26"><text:span text:style-name="T13">Ator</text:span>: Usuário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22"><text:span text:style-name="T13">Prioridade</text:span>:</text:p>
          </table:table-cell>
          <table:table-cell table:style-name="Tabela8.A1" office:value-type="string">
            <text:p text:style-name="P5"></text:p>
          </table:table-cell>
          <table:table-cell table:style-name="Tabela8.A1" office:value-type="string">
            <text:p text:style-name="P13">Essencial</text:p>
          </table:table-cell>
          <table:table-cell table:style-name="Tabela8.A1" office:value-type="string">
            <text:p text:style-name="P5"></text:p>
          </table:table-cell>
          <table:table-cell table:style-name="Tabela8.A1" office:value-type="string">
            <text:p text:style-name="P13">Importante</text:p>
          </table:table-cell>
          <table:table-cell table:style-name="Tabela8.A1" office:value-type="string">
            <text:p text:style-name="P5"></text:p>
          </table:table-cell>
          <table:table-cell table:style-name="Tabela8.A1" office:value-type="string">
            <text:p text:style-name="P13">Desejável</text:p>
          </table:table-cell>
        </table:table-row>
      </table:table>
      <text:p text:style-name="Texto_20_Normal"/>
      <text:p text:style-name="P26"><text:span text:style-name="T13">Entradas e pré condições</text:span>: Identificador do Grupo.</text:p>
      <text:p text:style-name="P26"><text:span text:style-name="T13">Saídas e pós condições</text:span>: Mensagem de confirmação de exclução.</text:p>
      <text:p text:style-name="destaque_20_1"><text:bookmark-start text:name="__RefHeading__1234_76266515522"/>Fluxo de eventos principal<text:bookmark-end text:name="__RefHeading__1234_76266515522"/></text:p>
      <text:list xml:id="list34720999" text:continue-list="list34747952" text:style-name="L1">
        <text:list-item>
          <text:list>
            <text:list-item>
              <text:p text:style-name="P38">Usuário abre a tela de Exclução de Grupo;</text:p>
            </text:list-item>
            <text:list-item>
              <text:p text:style-name="P38">Seleciona o registro do grupo que deseja excluir;</text:p>
            </text:list-item>
            <text:list-item>
              <text:p text:style-name="P38">Confirma exclução;</text:p>
            </text:list-item>
          </text:list>
        </text:list-item>
      </text:list>
      <text:list xml:id="list4094083346606992743" text:style-name="L7">
        <text:list-item>
          <text:list>
            <text:list-item>
              <text:p text:style-name="P44">Dados são deletados <text:s/>da base de dados;</text:p>
            </text:list-item>
          </text:list>
        </text:list-item>
      </text:list>
      <text:p text:style-name="P8"/>
      <text:p text:style-name="P8"/>
      <text:p text:style-name="P3">[RF004] Lista Grupos</text:p>
      <text:p text:style-name="P26"><text:span text:style-name="T13">Ator</text:span>: Usuário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22"><text:span text:style-name="T13">Prioridade</text:span>:</text:p>
          </table:table-cell>
          <table:table-cell table:style-name="Tabela9.A1" office:value-type="string">
            <text:p text:style-name="P15"></text:p>
          </table:table-cell>
          <table:table-cell table:style-name="Tabela9.A1" office:value-type="string">
            <text:p text:style-name="P13">Essencial</text:p>
          </table:table-cell>
          <table:table-cell table:style-name="Tabela9.A1" office:value-type="string">
            <text:p text:style-name="P5"></text:p>
          </table:table-cell>
          <table:table-cell table:style-name="Tabela9.A1" office:value-type="string">
            <text:p text:style-name="P13">Importante</text:p>
          </table:table-cell>
          <table:table-cell table:style-name="Tabela9.A1" office:value-type="string">
            <text:p text:style-name="P5"></text:p>
          </table:table-cell>
          <table:table-cell table:style-name="Tabela9.A1" office:value-type="string">
            <text:p text:style-name="P13">Desejável</text:p>
          </table:table-cell>
        </table:table-row>
      </table:table>
      <text:p text:style-name="Texto_20_Normal"/>
      <text:p text:style-name="P26"><text:soft-page-break/><text:span text:style-name="T13">Entradas e pré condições</text:span>: Alguma informação para filtragem de informação.</text:p>
      <text:p text:style-name="P26"><text:span text:style-name="T13">Saídas e pós condições</text:span>: Lista com os Grupos.</text:p>
      <text:p text:style-name="destaque_20_1">Fluxo de eventos principal</text:p>
      <text:list xml:id="list34727729" text:continue-list="list34720999" text:style-name="L1">
        <text:list-item>
          <text:list>
            <text:list-item>
              <text:p text:style-name="P38"><text:bookmark-start text:name="__RefHeading__1234_762665155211"/>Usuário abre a tela de pesquisa;<text:bookmark-end text:name="__RefHeading__1234_762665155211"/></text:p>
            </text:list-item>
            <text:list-item>
              <text:p text:style-name="P38">Ecolhe algum tipo de filtro para a pesquisa;</text:p>
            </text:list-item>
            <text:list-item>
              <text:p text:style-name="P38">Lista é exibida na tela;</text:p>
              <text:p text:style-name="P45"><text:bookmark-start text:name="__RefHeading__1242_762665155"/><text:bookmark-end text:name="__RefHeading__1242_762665155"/></text:p>
            </text:list-item>
          </text:list>
        </text:list-item>
      </text:list>
      <text:p text:style-name="P54"><text:span text:style-name="T4">Capítulo</text:span><text:span text:style-name="T5"> 3</text:span></text:p>
      <text:h text:style-name="P46" text:outline-level="1"><text:bookmark-start text:name="__RefHeading__1244_762665155"/>Requisitos não funcionais<text:bookmark-end text:name="__RefHeading__1244_762665155"/></text:h>
      <text:h text:style-name="P49" text:outline-level="2"><text:bookmark-start text:name="__RefHeading__1246_762665155"/>Usabilidade<text:bookmark-end text:name="__RefHeading__1246_762665155"/></text:h>
      <text:p text:style-name="P25"><text:bookmark-start text:name="__RefHeading__1248_762665155"/>[NF001] Tempo de aprendisagem.<text:bookmark-end text:name="__RefHeading__1248_762665155"/></text:p>
      <text:p text:style-name="Texto_20_Normal">O usuário não pode demorar mais do que uma hora para aprender a usar o aplicativo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21"><text:span text:style-name="T13">Prioridade</text:span>:</text:p>
          </table:table-cell>
          <table:table-cell table:style-name="Tabela2.A1" office:value-type="string">
            <text:p text:style-name="P5"></text:p>
          </table:table-cell>
          <table:table-cell table:style-name="Tabela2.A1" office:value-type="string">
            <text:p text:style-name="P12">Essencial</text:p>
          </table:table-cell>
          <table:table-cell table:style-name="Tabela2.A1" office:value-type="string">
            <text:p text:style-name="P5"></text:p>
          </table:table-cell>
          <table:table-cell table:style-name="Tabela2.A1" office:value-type="string">
            <text:p text:style-name="P12">Importante</text:p>
          </table:table-cell>
          <table:table-cell table:style-name="Tabela2.A1" office:value-type="string">
            <text:p text:style-name="P5"></text:p>
          </table:table-cell>
          <table:table-cell table:style-name="Tabela2.A1" office:value-type="string">
            <text:p text:style-name="P12">Desejável</text:p>
          </table:table-cell>
        </table:table-row>
      </table:table>
      <text:p text:style-name="P8"/>
      <text:h text:style-name="P49" text:outline-level="2"><text:bookmark-start text:name="__RefHeading__1252_762665155"/>Confiabilidade<text:bookmark-end text:name="__RefHeading__1252_762665155"/></text:h>
      <text:p text:style-name="P25"><text:bookmark-start text:name="__RefHeading__1254_762665155"/>[NF001] Veracidade das informações<text:bookmark-end text:name="__RefHeading__1254_762665155"/></text:p>
      <text:p text:style-name="P25"><text:tab/>As informações de prazo não podem estar erradas. <text:s/></text:p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21"><text:span text:style-name="T13">Prioridade</text:span>:</text:p>
          </table:table-cell>
          <table:table-cell table:style-name="Tabela11.A1" office:value-type="string">
            <text:p text:style-name="P5"></text:p>
          </table:table-cell>
          <table:table-cell table:style-name="Tabela11.A1" office:value-type="string">
            <text:p text:style-name="P12">Essencial</text:p>
          </table:table-cell>
          <table:table-cell table:style-name="Tabela11.A1" office:value-type="string">
            <text:p text:style-name="P5"></text:p>
          </table:table-cell>
          <table:table-cell table:style-name="Tabela11.A1" office:value-type="string">
            <text:p text:style-name="P12">Importante</text:p>
          </table:table-cell>
          <table:table-cell table:style-name="Tabela11.A1" office:value-type="string">
            <text:p text:style-name="P5"></text:p>
          </table:table-cell>
          <table:table-cell table:style-name="Tabela11.A1" office:value-type="string">
            <text:p text:style-name="P12">Desejável</text:p>
          </table:table-cell>
        </table:table-row>
      </table:table>
      <text:p text:style-name="P10"/>
      <text:h text:style-name="P49" text:outline-level="2"><text:bookmark-start text:name="__RefHeading__1256_762665155"/>Desempenho<text:bookmark-end text:name="__RefHeading__1256_762665155"/></text:h>
      <text:p text:style-name="P25"><text:bookmark-start text:name="__RefHeading__1258_762665155"/>[NF001] Programa deve ser leve.<text:bookmark-end text:name="__RefHeading__1258_762665155"/></text:p>
      <text:p text:style-name="P4"><text:tab/>O pragrama não deve consumir muito dispositivo.</text:p>
      <text:p text:style-name="P4"><text:tab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1"><text:span text:style-name="T13">Prioridade</text:span>:</text:p>
          </table:table-cell>
          <table:table-cell table:style-name="Tabela10.A1" office:value-type="string">
            <text:p text:style-name="P5"></text:p>
          </table:table-cell>
          <table:table-cell table:style-name="Tabela10.A1" office:value-type="string">
            <text:p text:style-name="P12">Essencial</text:p>
          </table:table-cell>
          <table:table-cell table:style-name="Tabela10.A1" office:value-type="string">
            <text:p text:style-name="P5"></text:p>
          </table:table-cell>
          <table:table-cell table:style-name="Tabela10.A1" office:value-type="string">
            <text:p text:style-name="P12">Importante</text:p>
          </table:table-cell>
          <table:table-cell table:style-name="Tabela10.A1" office:value-type="string">
            <text:p text:style-name="P5"></text:p>
          </table:table-cell>
          <table:table-cell table:style-name="Tabela10.A1" office:value-type="string">
            <text:p text:style-name="P12">Desejável</text:p>
          </table:table-cell>
        </table:table-row>
      </table:table>
      <text:p text:style-name="P4"/>
      <text:h text:style-name="P49" text:outline-level="2"><text:bookmark-start text:name="__RefHeading__1268_762665155"/>Padrões<text:bookmark-end text:name="__RefHeading__1268_762665155"/></text:h>
      <text:p text:style-name="P25"><text:bookmark-start text:name="__RefHeading__1270_762665155"/>[NF001] Uso do padrão RUP no desenvolvimento.<text:bookmark-end text:name="__RefHeading__1270_7626651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Lohit Hindi" svg:font-family="'Lohit Hindi', 'Times New Roman'"/>
    <style:font-face style:name="Mangal1" svg:font-family="Mangal"/>
    <style:font-face style:name="OpenSymbol" svg:font-family="OpenSymbol"/>
    <style:font-face style:name="Times New Roman2" svg:font-family="'Times New Roman'"/>
    <style:font-face style:name="WenQuanYi Micro Hei" svg:font-family="'WenQuanYi Micro Hei', 'Times New Roman'"/>
    <style:font-face style:name="SimSun1" svg:font-family="SimSun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ans" svg:font-family="'Liberation Sans', 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size="10pt" fo:language="pt" fo:country="BR" style:font-name-asian="SimSu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fo:text-align="end" style:justify-single-word="false" fo:keep-with-next="always">
        <style:tab-stops>
          <style:tab-stop style:position="0cm"/>
        </style:tab-stops>
      </style:paragraph-properties>
      <style:text-properties style:font-name="Arial1" fo:font-size="20pt" fo:font-weight="bold" style:letter-kerning="true" style:font-size-asian="20pt" style:font-weight-asian="bold" style:font-name-complex="Arial1"/>
    </style:style>
    <style:style style:name="Heading_20_2" style:display-name="Heading 2" style:family="paragraph" style:next-style-name="Texto_20_Normal" style:default-outline-level="2" style:class="text">
      <style:paragraph-properties fo:margin-top="0.635cm" fo:margin-bottom="0.212cm" fo:orphans="2" fo:widows="2" fo:hyphenation-ladder-count="no-limit" fo:background-color="#cccccc" fo:keep-with-next="always">
        <style:tab-stops>
          <style:tab-stop style:position="0cm"/>
        </style:tab-stops>
        <style:background-image/>
      </style:paragraph-properties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fo:orphans="2" fo:widows="2" fo:hyphenation-ladder-count="no-limit" fo:keep-with-next="always">
        <style:tab-stops>
          <style:tab-stop style:position="1.016cm"/>
        </style:tab-stops>
      </style:paragraph-properties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>
        <style:tab-stops>
          <style:tab-stop style:position="1.016cm"/>
        </style:tab-stops>
      </style:paragraph-properties>
      <style:text-properties style:font-name="Arial1" fo:font-weight="bold" style:font-weight-asian="bold" style:font-name-complex="Arial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.032cm" fo:margin-right="0cm" fo:margin-top="0.423cm" fo:margin-bottom="0.106cm" fo:text-indent="0cm" style:auto-text-indent="false">
        <style:tab-stops>
          <style:tab-stop style:position="0cm"/>
        </style:tab-stops>
      </style:paragraph-properties>
      <style:text-properties style:font-name="Arial1" fo:font-size="11pt" style:font-size-asian="11pt" style:font-name-complex="Arial1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2.032cm" fo:margin-right="0cm" fo:margin-top="0.423cm" fo:margin-bottom="0.106cm" fo:text-indent="0cm" style:auto-text-indent="false">
        <style:tab-stops>
          <style:tab-stop style:position="0cm"/>
        </style:tab-stops>
      </style:paragraph-properties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2.032cm" fo:margin-right="0cm" fo:margin-top="0.423cm" fo:margin-bottom="0.106cm" fo:text-indent="0cm" style:auto-text-indent="false">
        <style:tab-stops>
          <style:tab-stop style:position="0cm"/>
        </style:tab-stops>
      </style:paragraph-properties>
      <style:text-properties style:font-name="Arial1" style:font-name-complex="Arial1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.032cm" fo:margin-right="0cm" fo:margin-top="0.423cm" fo:margin-bottom="0.106cm" fo:text-indent="0cm" style:auto-text-indent="false">
        <style:tab-stops>
          <style:tab-stop style:position="0cm"/>
        </style:tab-stops>
      </style:paragraph-properties>
      <style:text-properties style:font-name="Arial1" fo:font-style="italic" style:font-style-asian="italic" style:font-name-complex="Arial1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2.032cm" fo:margin-right="0cm" fo:margin-top="0.423cm" fo:margin-bottom="0.106cm" fo:text-indent="0cm" style:auto-text-indent="false">
        <style:tab-stops>
          <style:tab-stop style:position="0cm"/>
        </style:tab-stops>
      </style:paragraph-properties>
      <style:text-properties style:font-name="Arial1" fo:font-size="9pt" fo:font-style="italic" fo:font-weight="bold" style:font-size-asian="9pt" style:font-style-asian="italic" style:font-weight-asian="bold" style:font-name-complex="Arial1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 style:font-name-complex="Arial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 style:font-name-complex="Arial1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1" fo:font-size="12pt" fo:font-weight="bold" style:font-size-asian="12pt" style:font-weight-asian="bold" style:font-name-complex="Arial1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Texto_20_Normal" style:display-name="Texto Normal" style:family="paragraph">
      <style:paragraph-properties fo:margin="100%" fo:margin-left="1.02cm" fo:margin-right="0cm" fo:margin-top="0.106cm" fo:margin-bottom="0.106cm" fo:text-align="justify" style:justify-single-word="false" fo:orphans="2" fo:widows="2" fo:hyphenation-ladder-count="no-limit" fo:text-indent="0cm" style:auto-text-indent="false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2.032cm" fo:margin-right="0cm" fo:margin-top="0.106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style:font-name-complex="Arial1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1.016cm" fo:margin-right="0cm" fo:margin-top="0.423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Título_20_-_20_Item" style:display-name="Título - Item" style:family="paragraph" style:next-style-name="Texto_20_Normal">
      <style:paragraph-properties fo:margin-top="0.106cm" fo:margin-bottom="0cm" fo:orphans="2" fo:widows="2" fo:hyphenation-ladder-count="no-limit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Sumário_20_-_20_Capítulo" style:display-name="Sumário - Capítulo" style:family="paragraph">
      <style:paragraph-properties fo:margin-top="0cm" fo:margin-bottom="0.847cm" fo:text-align="end" style:justify-single-word="false" fo:orphans="2" fo:widows="2" fo:hyphenation-ladder-count="no-limit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Versão" style:family="paragraph">
      <style:paragraph-properties fo:text-align="center" style:justify-single-word="false" fo:orphans="2" fo:widows="2" fo:hyphenation-ladder-count="no-limit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Requisito" style:family="paragraph" style:parent-style-name="Heading_20_3" style:next-style-name="Standard" style:default-outline-level="" style:list-style-name="">
      <style:paragraph-properties fo:margin="100%" fo:margin-left="0cm" fo:margin-right="0cm" fo:margin-top="0.423cm" fo:margin-bottom="0.212cm" fo:text-indent="0cm" style:auto-text-indent="false">
        <style:tab-stops>
          <style:tab-stop style:position="1.016cm"/>
        </style:tab-stops>
      </style:paragraph-properties>
    </style:style>
    <style:style style:name="Observação" style:family="paragraph" style:next-style-name="Texto_20_Normal">
      <style:paragraph-properties fo:margin="100%" fo:margin-left="2.032cm" fo:margin-right="0cm" fo:margin-top="0.212cm" fo:margin-bottom="0.212cm" fo:orphans="2" fo:widows="2" fo:hyphenation-ladder-count="no-limit" fo:text-indent="-1.016cm" style:auto-text-indent="false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/>
    </style:style>
    <style:style style:name="Com_20_marcadores_20_31" style:display-name="Com marcadores 31" style:family="paragraph" style:list-style-name="WW8Num4">
      <style:paragraph-properties fo:margin="100%" fo:margin-left="1.515cm" fo:margin-right="0cm" fo:margin-top="0cm" fo:margin-bottom="0cm" fo:orphans="2" fo:widows="2" fo:hyphenation-ladder-count="no-limit" fo:text-indent="-0.499cm" style:auto-text-indent="false">
        <style:tab-stops>
          <style:tab-stop style:position="0.499cm"/>
        </style:tab-stops>
      </style:paragraph-properties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Contents_20_10_20__28_user_29_" style:display-name="Contents 10 (user)" style:family="paragraph" style:parent-style-name="Index_20__28_user_29_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ítulo_20_Capa_20_2" style:display-name="Título Capa 2" style:family="paragraph">
      <style:paragraph-properties fo:margin-top="10.16cm" fo:margin-bottom="11.077cm" fo:text-align="center" style:justify-single-word="false" fo:orphans="2" fo:widows="2" fo:hyphenation-ladder-count="no-limit"/>
      <style:text-properties fo:color="#0000ff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Item" style:family="paragraph">
      <style:paragraph-properties fo:margin="100%" fo:margin-left="1.016cm" fo:margin-right="0cm" fo:margin-top="0cm" fo:margin-bottom="0cm" fo:orphans="2" fo:widows="2" fo:hyphenation-ladder-count="no-limit" fo:text-indent="0cm" style:auto-text-indent="false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Padrao" style:family="paragraph" style:list-style-name="WW8Num8">
      <style:paragraph-properties fo:margin="100%" fo:margin-left="1.27cm" fo:margin-right="0cm" fo:margin-top="0.423cm" fo:margin-bottom="0.423cm" fo:orphans="2" fo:widows="2" fo:hyphenation-ladder-count="no-limit" fo:text-indent="-1.27cm" style:auto-text-indent="false" fo:keep-with-next="always">
        <style:tab-stops>
          <style:tab-stop style:position="0.499cm"/>
        </style:tab-stops>
      </style:paragraph-properties>
      <style:text-properties fo:color="#000000" style:font-name="Times New Roman1" fo:font-size="10pt" fo:language="en" fo:country="US" style:font-name-asian="SimSu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style>
    <style:style style:name="destaque_20_1" style:display-name="destaque 1" style:family="paragraph" style:next-style-name="Standard">
      <style:paragraph-properties fo:margin-top="0.423cm" fo:margin-bottom="0.212cm" fo:orphans="2" fo:widows="2" fo:hyphenation-ladder-count="no-limit" fo:keep-with-next="always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Objeto" style:family="paragraph" style:next-style-name="Texto_20_Normal">
      <style:paragraph-properties fo:margin-top="0.635cm" fo:margin-bottom="0.212cm" fo:orphans="2" fo:widows="2" fo:hyphenation-ladder-count="no-limit" fo:background-color="#cccccc" fo:keep-with-next="always">
        <style:background-image/>
      </style:paragraph-properties>
      <style:text-properties fo:color="#000000" style:font-name="Times New Roman1" fo:font-size="10pt" fo:language="en" fo:country="US" style:font-name-asian="SimSu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style>
    <style:style style:name="Título_20_-_20_Subitem_20_sem_20_numeração" style:display-name="Título - Subitem sem numeração" style:family="paragraph" style:next-style-name="Texto_20_Normal">
      <style:paragraph-properties fo:margin="100%" fo:margin-left="1.016cm" fo:margin-right="0cm" fo:margin-top="0.423cm" fo:margin-bottom="0.212cm" fo:orphans="2" fo:widows="2" fo:hyphenation-ladder-count="no-limit" fo:text-indent="0cm" style:auto-text-indent="false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ítulo_20_-_20_Subitem" style:display-name="Título - Subitem" style:family="paragraph" style:next-style-name="Texto_20_Normal" style:list-style-name="WW8Num5">
      <style:paragraph-properties fo:margin="100%" fo:margin-left="1.016cm" fo:margin-right="0cm" fo:margin-top="0.423cm" fo:margin-bottom="0.212cm" fo:orphans="2" fo:widows="2" fo:hyphenation-ladder-count="no-limit" fo:text-indent="-1.016cm" style:auto-text-indent="false" fo:keep-with-next="always">
        <style:tab-stops>
          <style:tab-stop style:position="0.499cm"/>
        </style:tab-stops>
      </style:paragraph-properties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Com_20_marcadores1" style:display-name="Com marcadores1" style:family="paragraph" style:parent-style-name="Standard" style:list-style-name="WW8Num2">
      <style:paragraph-properties fo:margin="100%" fo:margin-left="1.752cm" fo:margin-right="0cm" fo:margin-top="0.106cm" fo:margin-bottom="0.106cm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Corpo_20_Único" style:display-name="Corpo Único" style:family="paragraph">
      <style:paragraph-properties fo:margin="100%" fo:margin-left="1.27cm" fo:margin-right="0cm" fo:margin-top="0.106cm" fo:margin-bottom="0.106cm" fo:orphans="2" fo:widows="2" fo:hyphenation-ladder-count="no-limit" fo:text-indent="0cm" style:auto-text-indent="false"/>
      <style:text-properties fo:color="#000000" style:font-name="Times New Roman1" fo:font-size="10pt" fo:language="en" fo:country="US" style:font-name-asian="SimSu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Título_20_Figura" style:display-name="Título Figura" style:family="paragraph" style:next-style-name="Texto_20_Normal">
      <style:paragraph-properties fo:margin-top="0.423cm" fo:margin-bottom="0.106cm" fo:text-align="center" style:justify-single-word="false" fo:orphans="2" fo:widows="2" fo:hyphenation-ladder-count="no-limit" fo:keep-with-next="always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Sumário_20_-_20_Item" style:display-name="Sumário - Item" style:family="paragraph" style:parent-style-name="Sumário_20_-_20_Capítulo">
      <style:paragraph-properties fo:margin="100%" fo:margin-left="2.032cm" fo:margin-right="0cm" fo:margin-top="0.106cm" fo:margin-bottom="0.106cm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="100%" fo:margin-left="3.048cm" fo:margin-right="0cm" fo:margin-top="0cm" fo:margin-bottom="0cm" fo:text-indent="0cm" style:auto-text-indent="false"/>
    </style:style>
    <style:style style:name="Bullet_20_2" style:display-name="Bullet 2" style:family="paragraph" style:list-style-name="WW8Num7">
      <style:paragraph-properties fo:margin="100%" fo:margin-left="1.515cm" fo:margin-right="0cm" fo:margin-top="0cm" fo:margin-bottom="0.106cm" fo:orphans="2" fo:widows="2" fo:hyphenation-ladder-count="no-limit" fo:text-indent="-0.499cm" style:auto-text-indent="false">
        <style:tab-stops>
          <style:tab-stop style:position="0.499cm"/>
        </style:tab-stops>
      </style:paragraph-properties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Capítulo" style:family="paragraph" style:next-style-name="Texto_20_Normal">
      <style:paragraph-properties fo:margin-top="0cm" fo:margin-bottom="0.847cm" fo:text-align="end" style:justify-single-word="false" fo:orphans="2" fo:widows="2" fo:hyphenation-ladder-count="no-limit" fo:keep-with-next="always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Bullet_20_1" style:display-name="Bullet 1" style:family="paragraph" style:list-style-name="WW8Num6">
      <style:paragraph-properties fo:margin="100%" fo:margin-left="1.515cm" fo:margin-right="0cm" fo:margin-top="0cm" fo:margin-bottom="0cm" fo:orphans="2" fo:widows="2" fo:hyphenation-ladder-count="no-limit" fo:text-indent="-0.499cm" style:auto-text-indent="false">
        <style:tab-stops>
          <style:tab-stop style:position="0.499cm"/>
        </style:tab-stops>
      </style:paragraph-properties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Cabeçalho_20_Capa_20_2" style:display-name="Cabeçalho Capa 2" style:family="paragraph">
      <style:paragraph-properties fo:orphans="2" fo:widows="2" fo:hyphenation-ladder-count="no-limit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Cabeçalho_20_Capa_20_1" style:display-name="Cabeçalho Capa 1" style:family="paragraph">
      <style:paragraph-properties fo:orphans="2" fo:widows="2" fo:hyphenation-ladder-count="no-limit"/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Numerada1" style:family="paragraph" style:next-style-name="Texto_20_Normal" style:list-style-name="WW8Num3">
      <style:paragraph-properties fo:margin="100%" fo:margin-left="1.501cm" fo:margin-right="0cm" fo:margin-top="0.423cm" fo:margin-bottom="0.212cm" fo:orphans="2" fo:widows="2" fo:hyphenation-ladder-count="no-limit" fo:text-indent="-0.508cm" style:auto-text-indent="false">
        <style:tab-stops>
          <style:tab-stop style:position="0.499cm"/>
        </style:tab-stops>
      </style:paragraph-properties>
      <style:text-properties style:use-window-font-color="true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Título_20_Capa" style:display-name="Título Capa" style:family="paragraph" style:next-style-name="Versão">
      <style:paragraph-properties fo:margin-top="10.583cm" fo:margin-bottom="12.065cm" fo:text-align="center" style:justify-single-word="false" fo:orphans="2" fo:widows="2" fo:hyphenation-ladder-count="no-limit"/>
      <style:text-properties fo:color="#0000ff" style:font-name="Times New Roman1" fo:font-size="10pt" fo:language="pt" fo:country="BR" style:font-name-asian="SimSun1" style:font-size-asian="10pt" style:language-asian="zxx" style:country-asian="none" style:font-name-complex="Times New Roman1" style:font-size-complex="10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3z0" style:family="text"/>
    <style:style style:name="WW8Num4z0" style:family="text">
      <style:text-properties style:font-name="Symbol" style:font-name-complex="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style:font-name-complex="Wingdings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WW8NumSt2z0" style:family="text">
      <style:text-properties style:font-name="Symbol" style:font-name-complex="Symbol"/>
    </style:style>
    <style:style style:name="Internet_20_link" style:display-name="Internet link" style:family="text">
      <style:text-properties fo:color="#000080" style:language-complex="zxx" style:country-complex="none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WW8Num13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Index_20_Link_20__28_user_29_" style:display-name="Index Link (user)" style:family="text"/>
    <style:style style:name="WW8NumSt23z0" style:family="text">
      <style:text-properties style:font-name="Symbol" style:font-name-complex="Symbol"/>
    </style:style>
    <style:style style:name="WW8NumSt25z0" style:family="text">
      <style:text-properties style:font-name="Symbol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prefix="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prefix="....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prefix="....." style:num-suffix=".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prefix="....." style:num-suffix=".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prefix="....." style:num-suffix=".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prefix="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prefix="....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prefix="....." style:num-suffix=".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prefix="....." style:num-suffix=".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prefix="....." style:num-suffix=".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←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←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←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←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Wingdings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3.6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4">
      <style:header>
        <text:p text:style-name="Standard"/>
      </style:header>
      <style:footer>
        <text:p text:style-name="Standard"/>
      </style:footer>
    </style:master-page>
    <style:master-page style:name="Converter_20_3" style:display-name="Converter 3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4" style:display-name="Converter 4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5" style:display-name="Converter 5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6" style:display-name="Converter 6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7" style:display-name="Converter 7" style:page-layout-name="Mpm3">
      <style:header>
        <text:p text:style-name="Standard"/>
      </style:header>
      <style:footer>
        <text:p text:style-name="Standard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ffeson Gomes</meta:initial-creator>
    <meta:creation-date>2006-11-27T14:05:00</meta:creation-date>
    <dc:date>2016-09-08T14:55:46.60</dc:date>
    <meta:print-date>1997-08-08T08:22:00</meta:print-date>
    <meta:editing-cycles>50</meta:editing-cycles>
    <meta:generator>OpenOffice/4.1.0$Win32 OpenOffice.org_project/410m18$Build-9764</meta:generator>
    <meta:editing-duration>PT2H51M3S</meta:editing-duration>
    <meta:document-statistic meta:table-count="11" meta:image-count="0" meta:object-count="0" meta:page-count="15" meta:paragraph-count="255" meta:word-count="1439" meta:character-count="9200"/>
    <meta:user-defined meta:name="KSOProductBuildVer">1046-10.1.0.5671</meta:user-defined>
    <meta:user-defined meta:name="Versão">Versão 1.0</meta:user-defined>
  </office:meta>
</office:document-meta>
</file>